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atoWeb" svg:font-family="LatoWeb, 'Helvetica Neue', 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444444" style:font-name="LatoWeb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/>
      <text:p text:style-name="P1">Scope :</text:p>
      <text:p text:style-name="P1"/>
      <text:p text:style-name="Standard">The project scope aim to deliver an app to solve the client problem, this app aims to create a pay roll system that will solve all problems for the client.</text:p>
      <text:p text:style-name="P1">The scope will consist of the following key deliverables :</text:p>
      <text:p text:style-name="P1"/>
      <text:p text:style-name="P1">planning: research the app idea and gather all resources and information needed for the project, software and the whole project architecture </text:p>
      <text:p text:style-name="P1">development: develop a code for the app system requirements </text:p>
      <text:p text:style-name="P1">function: test the functionality of the code and other factors</text:p>
      <text:p text:style-name="P1"/>
      <text:p text:style-name="P1">The cost for the entire project budget will be 100000 $ divided as followed:</text:p>
      <text:p text:style-name="P1"/>
      <text:p text:style-name="P1">40000 for planning</text:p>
      <text:p text:style-name="P1">40000 for development </text:p>
      <text:p text:style-name="P1">20000 for function </text:p>
      <text:p text:style-name="P1"/>
      <text:p text:style-name="P1">The whole project must be completed within 12 months.</text:p>
      <text:p text:style-name="P1"/>
      <text:p text:style-name="P1">WBS work break down structure will be as followed: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Table_20_Contents">Key deliverables</text:p>
          </table:table-cell>
          <table:table-cell table:style-name="Table1.A1" office:value-type="string">
            <text:p text:style-name="Table_20_Contents">WBS code</text:p>
          </table:table-cell>
          <table:table-cell table:style-name="Table1.A1" office:value-type="string">
            <text:p text:style-name="Table_20_Contents">Work packages</text:p>
          </table:table-cell>
          <table:table-cell table:style-name="Table1.D1" office:value-type="string">
            <text:p text:style-name="Table_20_Contents">Definition </text:p>
          </table:table-cell>
        </table:table-row>
        <table:table-row>
          <table:table-cell table:style-name="Table1.A2" office:value-type="string">
            <text:p text:style-name="Table_20_Contents">1.Planning</text:p>
          </table:table-cell>
          <table:table-cell table:style-name="Table1.A2" office:value-type="string">
            <text:p text:style-name="Table_20_Contents">1.1 research</text:p>
          </table:table-cell>
          <table:table-cell table:style-name="Table1.A2" office:value-type="string">
            <text:p text:style-name="Table_20_Contents">1.1.1 app idea</text:p>
          </table:table-cell>
          <table:table-cell table:style-name="Table1.D2" office:value-type="string">
            <text:p text:style-name="Table_20_Contents">Research app idea pla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1.1.2 app design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2.development</text:p>
          </table:table-cell>
          <table:table-cell table:style-name="Table1.A2" office:value-type="string">
            <text:p text:style-name="Table_20_Contents">2.1 design </text:p>
          </table:table-cell>
          <table:table-cell table:style-name="Table1.A2" office:value-type="string">
            <text:p text:style-name="Table_20_Contents">2.1.1 app outlook</text:p>
          </table:table-cell>
          <table:table-cell table:style-name="Table1.D2" office:value-type="string">
            <text:p text:style-name="Table_20_Contents">Develop app outlook design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2.2 code</text:p>
          </table:table-cell>
          <table:table-cell table:style-name="Table1.A2" office:value-type="string">
            <text:p text:style-name="Table_20_Contents">2.2.1 app program </text:p>
          </table:table-cell>
          <table:table-cell table:style-name="Table1.D2" office:value-type="string">
            <text:p text:style-name="Table_20_Contents">Develop <text:s/>app code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3.Function </text:p>
          </table:table-cell>
          <table:table-cell table:style-name="Table1.A2" office:value-type="string">
            <text:p text:style-name="Table_20_Contents">3.1 test</text:p>
          </table:table-cell>
          <table:table-cell table:style-name="Table1.A2" office:value-type="string">
            <text:p text:style-name="Table_20_Contents">3.1.1 code</text:p>
          </table:table-cell>
          <table:table-cell table:style-name="Table1.D2" office:value-type="string">
            <text:p text:style-name="Table_20_Contents">Test code function 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atoWeb" svg:font-family="LatoWeb, 'Helvetica Neue', 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6-06T03:06:02.97</meta:creation-date>
    <dc:date>2018-06-06T20:52:16.97</dc:date>
    <meta:editing-duration>PT1H10M49S</meta:editing-duration>
    <meta:editing-cycles>2</meta:editing-cycles>
    <meta:generator>OpenOffice/4.1.3$Win32 OpenOffice.org_project/413m1$Build-9783</meta:generator>
    <meta:document-statistic meta:table-count="1" meta:image-count="0" meta:object-count="0" meta:page-count="1" meta:paragraph-count="32" meta:word-count="169" meta:character-count="1003"/>
  </office:meta>
</office:document-meta>
</file>